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style:style style:name="p5" style:family="paragraph">
      <style:paragraph-properties fo:margin-top="0pt" fo:margin-bottom="0pt" fo:text-indent="0pt"/>
    </style:style>
  </office:automatic-styles>
  <office:body>
    <office:text>
      <text:p text:style-name="p3"><text:span text:style-name="c0">Flaredown will be a free and open-source service for patients of chronic disease.</text:span></text:p>
      <text:p text:style-name="p5"/>
      <text:p text:style-name="p5"><text:span text:style-name="c0">Recording the details of your health and your life is an important part of learning to live with a chronic illness. There is nothing more powerful for diagnosing the triggers</text:span></text:p>
      <text:p text:style-name="p5"/>
      <text:p text:style-name="p5"><text:span text:style-name="c0">Human memory isn’t perfect, and later on when you’re wondering whether you </text:span></text:p>
      <text:p text:style-name="p5"/>
      <text:p text:style-name="p5"><text:span text:style-name="c0">Even if you don’t want to use Flaredown, you should still keep a health journal! But here are all the ways Flaredown is better than a paper journal...</text:span></text:p>
      <text:p text:style-name="p5"/>
      <text:p text:style-name="p5"><text:span text:style-name="c0">VISUAL HISTORY OF YOUR HEALTH</text:span></text:p>
      <text:p text:style-name="p5"><text:span text:style-name="c0">Thinking back through the entire history of your disease is tough. Navigating back through a visual graph of your disease is easy!</text:span></text:p>
      <text:p text:style-name="p5"/>
      <text:p text:style-name="p5"><text:span text:style-name="c0">It’s easy to navigate a visual history. Compare it to keeping a journal: instead of flipping through pages and pages of text, piecing things together, you can zoom through a graph. Flare-ups are obvious, as are healthy periods. When you find what you’re looking for you can dig deeper to learn about the specific details of why you got sick, or why you stayed healthy.</text:span></text:p>
      <text:p text:style-name="p5"/>
      <text:p text:style-name="p5"><text:span text:style-name="c0">Everything in FD revolves around a big, beautiful graph that shows how active your disease is.</text:span></text:p>
      <text:p text:style-name="p5"/>
      <text:p text:style-name="p3"><text:span text:style-name="c0">The centerpiece of Flaredown is a big, visual history that shows how active your condition has been over time. The hardest part about pinpointing the cause of a flare is understanding the sequence of events. It’s tough to remember that your flare started to pick up exactly Tuesday two weeks ago, but really easy to see that on a graph.</text:span></text:p>
      <text:p text:style-name="p3"/>
      <text:p text:style-name="p3"><text:span text:style-name="c0">Don’t like graphs? Use one of our other visualizations, they each show you unique insights about your condition.</text:span></text:p>
      <text:p text:style-name="p3"/>
      <text:p text:style-name="p3"><text:span text:style-name="c0">The power of Flaredown comes from using the illness history in along with the treatment and medication tracking. When you can see that you ate something questionable on Wednesday, and on Thursday your illness history graph shows more activity, you may have found something that triggers your relapses.</text:span></text:p>
      <text:p text:style-name="p3"/>
      <text:p text:style-name="p3"><text:span text:style-name="c0">The illness history is generated by answering a few quick &amp; easy questions on a regular basis. It’s tough to define how severe someone’s chronic illness is at any given time, so medical researchers create surveys for patients, and formulas that calculate a score for how active their condition is based on their answers. We know that there’s more to your disease than a single score can show, but using this score to generate a graph Flaredown gives you a powerful way to navigate through the history of your illness, identify problem areas, and then dig deeper to learn more.</text:span></text:p>
      <text:p text:style-name="p3"/>
      <text:p text:style-name="p3"><text:span text:style-name="c0">INTELLIGENT HEALTH NOTES</text:span></text:p>
      <text:p text:style-name="p3"><text:span text:style-name="c0">Writing down the details of your health and life is important to understanding your condition. But paper journals are hard to </text:span></text:p>
      <text:p text:style-name="p5"><text:span text:style-name="c0">Flaredown gives you the option to keep notes, like a health journal</text:span></text:p>
      <text:p text:style-name="p5"><text:span text:style-name="c0">Just #hashtag something that might be a trigger and FD will collect every instance of it. You can skip back to them later and check out the graph to understand the effect it had on your health</text:span></text:p>
      <text:p text:style-name="p5"><text:span text:style-name="c0">If you’re wondering whether eating dairy makes your condition flare-up, go to your notes and flip through all the instances of #dairy. Look at how your illness history reacts to them and see what you can learn!</text:span></text:p>
      <text:p text:style-name="p3"/>
      <text:p text:style-name="p3"><text:span text:style-name="c0">EVALUATE YOUR TREATMENTS</text:span></text:p>
      <text:p text:style-name="p5"><text:span text:style-name="c0">Similarly, tracking your treatments and understanding how your condition corresponds to them will tell you whether they work, or not, or even make things worse.</text:span></text:p>
      <text:p text:style-name="p5"><text:span text:style-name="c0">You might be able to save a lot of money by learning that an expensive medication isn’t working for you.</text:span></text:p>
      <text:p text:style-name="p5"><text:span text:style-name="c0">FD doesn’t just track medications, it tracks anything you use to help keep your illness at bay. Food, activities, exercise, stress, just give it a name and FD will keep track of when you use your treatments</text:span></text:p>
      <text:p text:style-name="p3"/>
      <text:p text:style-name="p3"><text:span text:style-name="c0">HELP YOUR DOCTOR HELP YOU</text:span></text:p>
      <text:p text:style-name="p5"><text:span text:style-name="c0">Memory is far from perfect, definitely not complete, biased, and when you’re living with a chronic illness everything in the last month can blur together. Trying to recount everything since your last visit will almost certainly miss some important information.</text:span></text:p>
      <text:p text:style-name="p5"><text:span text:style-name="c0">Doctors have a hundred patients, and they only get to see you for a short time when you have an appointment. That’s a short time to process everything that’s happened to you in the weeks or months since your last visit.</text:span></text:p>
      <text:p text:style-name="p5"><text:span text:style-name="c0">They have to make decisions that will impact your health for months.</text:span></text:p>
      <text:p text:style-name="p5"><text:span text:style-name="c0">Bring your doctor all the information they need to make the right ones.</text:span></text:p>
      <text:p text:style-name="p5"/>
      <text:p text:style-name="p5"><text:span text:style-name="c0">HELP LEAD PATIENT-CENTERED RESEARCH</text:span></text:p>
      <text:p text:style-name="p5"><text:span text:style-name="c0">MORE THAN THE SUM OF OUR DATA</text:span></text:p>
      <text:p text:style-name="p5"><text:span text:style-name="c0">WORK WITH OTHER PATIENTS TO LEARN ABOUT YOUR DISEASE</text:span></text:p>
      <text:p text:style-name="p5"><text:span text:style-name="c0">PATIENTS LEADING RESEARCH</text:span></text:p>
      <text:p text:style-name="p5"><text:span text:style-name="c0">The internet is full of scattered information about all the things people have learned about their illness. Forums, social networks, blogs all over the place record personal information about treatments and triggers of your illness. What if we could gather that kind of data together and look at the big picture? Maybe we’ll find that eating certain foods really do tend to trigger your illness in a majority of patients. Or maybe we’ll find that a trendy supplement does nothing when you look at the data in aggregate.</text:span></text:p>
      <text:p text:style-name="p5"><text:span text:style-name="c0">FD will give you the choice to contribute completely anonymous [link to truevault?] data about your illness to a big repository. We’ll give medical researchers, data scientists, and developers free access so they can put the data to work and make insights much quicker than standard medical research.</text:span></text:p>
      <text:p text:style-name="p5"><text:span text:style-name="c0">And since the data we collect comes from the same surveys doctors and researchers use, traditional medical practitioners will be able to use it easily, without having to learn to work within a new system.</text:span></text:p>
      <text:p text:style-name="p5"/>
    </office:text>
  </office:body>
</office:document-content>
</file>